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40000002565FF1A4DC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89647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9bba57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4c81bc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8163a2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8163a2" draw:textarea-horizontal-align="justify" draw:textarea-vertical-align="middle" draw:auto-grow-height="false"/>
    </style:style>
    <style:style style:name="gr7" style:family="graphic" style:parent-style-name="standard">
      <style:graphic-properties draw:marker-start="" draw:marker-end="Rounded_20_large_20_Arrow" draw:textarea-vertical-align="middle"/>
    </style:style>
    <style:style style:name="gr8" style:family="graphic" style:parent-style-name="standard">
      <style:graphic-properties svg:stroke-color="#8163a2" draw:marker-start="Rounded_20_large_20_Arrow" draw:marker-end="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cm" draw:shadow="hidden"/>
    </style:style>
    <style:style style:name="gr10" style:family="graphic" style:parent-style-name="standard">
      <style:graphic-properties draw:stroke="dash" draw:stroke-dash="Ultrafine_20_Dashed" draw:marker-start="" draw:marker-end="" draw:textarea-vertical-align="middle"/>
    </style:style>
    <style:style style:name="gr11" style:family="graphic" style:parent-style-name="standard">
      <style:graphic-properties draw:stroke="dash" draw:stroke-dash="Ultrafine_20_Dashed" svg:stroke-color="#8163a2" draw:marker-start="" draw:marker-end="" draw:fill="solid" draw:fill-color="#8163a2" draw:textarea-vertical-align="middle"/>
    </style:style>
    <style:style style:name="gr12" style:family="graphic" style:parent-style-name="standard">
      <style:graphic-properties svg:stroke-width="0.03cm" svg:stroke-color="#666666" draw:marker-start="" draw:marker-start-width="0.25cm" draw:marker-end="Rounded_20_large_20_Arrow" draw:marker-end-width="0.25cm" draw:fill="solid" draw:fill-color="#000000" draw:textarea-vertical-align="middle" fo:padding-top="0.14cm" fo:padding-bottom="0.14cm" fo:padding-left="0.265cm" fo:padding-right="0.265cm"/>
    </style:style>
    <style:style style:name="gr13" style:family="graphic" style:parent-style-name="standard">
      <style:graphic-properties draw:fill="solid" draw:fill-color="#f89647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666666" draw:fill="solid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fill="none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fill="solid" draw:fill-color="#f89647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fill="solid" draw:fill-color="#8163a2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fill="solid" draw:fill-color="#9bba57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svg:stroke-width="0cm" draw:marker-start="" draw:marker-start-width="0.21cm" draw:marker-end="Arrow" draw:marker-end-width="0.21cm" draw:textarea-vertical-align="middle" fo:padding-top="0.125cm" fo:padding-bottom="0.125cm" fo:padding-left="0.25cm" fo:padding-right="0.25cm"/>
    </style:style>
    <style:style style:name="gr23" style:family="graphic" style:parent-style-name="standard">
      <style:graphic-properties svg:stroke-width="0.03cm" svg:stroke-color="#666666" draw:marker-start="" draw:marker-start-width="0.25cm" draw:marker-end="" draw:marker-end-width="0.25cm" draw:fill="solid" draw:fill-color="#000000" draw:textarea-vertical-align="middle" fo:padding-top="0.14cm" fo:padding-bottom="0.14cm" fo:padding-left="0.265cm" fo:padding-right="0.265cm"/>
    </style:style>
    <style:style style:name="gr24" style:family="graphic" style:parent-style-name="standard">
      <style:graphic-properties svg:stroke-width="0.03cm" svg:stroke-color="#666666" draw:marker-start="Rounded_20_large_20_Arrow" draw:marker-start-width="0.25cm" draw:marker-end="" draw:marker-end-width="0.25cm" draw:fill="solid" draw:fill-color="#000000" draw:textarea-vertical-align="middle" fo:padding-top="0.14cm" fo:padding-bottom="0.14cm" fo:padding-left="0.265cm" fo:padding-right="0.265cm"/>
    </style:style>
    <style:style style:name="gr2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156cm" fo:min-width="0cm"/>
    </style:style>
    <style:style style:name="gr2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style:paragraph-properties fo:text-align="center"/>
      <style:text-properties fo:color="#ffffff" style:text-outline="true"/>
    </style:style>
    <style:style style:name="P4" style:family="paragraph">
      <style:paragraph-properties fo:line-height="150%" fo:text-align="center"/>
    </style:style>
    <style:style style:name="P5" style:family="paragraph">
      <style:paragraph-properties fo:line-height="150%" fo:text-align="center"/>
      <style:text-properties fo:font-size="14pt" style:font-size-asian="14pt" style:font-size-complex="14p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font-size="14pt" style:font-size-asian="14pt" style:font-size-complex="14pt"/>
    </style:style>
    <style:style style:name="P8" style:family="paragraph">
      <style:text-properties fo:font-size="14pt" style:font-size-asian="14pt" style:font-size-complex="14pt"/>
    </style:style>
    <style:style style:name="T1" style:family="text">
      <style:text-properties fo:color="#ffffff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2cm" svg:height="9.73cm" svg:x="7.6cm" svg:y="5.07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2" draw:layer="layout" svg:width="9.222cm" svg:height="7.582cm" svg:x="8.989cm" svg:y="6.144cm">
            <text:p text:style-name="P1"><text:span text:style-name="T1">Application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custom-shape draw:style-name="gr3" draw:text-style-name="P3" xml:id="id10" draw:id="id10" draw:layer="layout" svg:width="4.5cm" svg:height="2.15cm" svg:x="2.3cm" svg:y="2.8cm">
          <text:p text:style-name="P1"><text:span text:style-name="T1">HTML</text:span></text:p>
          <text:p text:style-name="P1"><text:span text:style-name="T1">View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4" draw:id="id4" draw:layer="layout" svg:width="4.5cm" svg:height="2.29cm" svg:x="21.15cm" svg:y="2.7cm">
          <text:p text:style-name="P1"><text:span text:style-name="T1">Event</text:span></text:p>
          <text:p text:style-name="P1"><text:span text:style-name="T1">St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" draw:id="id1" draw:layer="layout" svg:width="4.5cm" svg:height="2.15cm" svg:x="2.3cm" svg:y="13.95cm">
          <text:p text:style-name="P1"><text:span text:style-name="T1">RESTfu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" draw:id="id3" draw:layer="layout" svg:width="4.5cm" svg:height="2.15cm" svg:x="2.3cm" svg:y="17.1cm">
          <text:p text:style-name="P1"><text:span text:style-name="T1">Other</text:span></text:p>
          <text:p text:style-name="P1"><text:span text:style-name="T1">Syste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6" draw:id="id6" draw:layer="layout" svg:width="4.5cm" svg:height="2.29cm" svg:x="21.15cm" svg:y="5.71cm">
          <text:p text:style-name="P1"><text:span text:style-name="T1">RDB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8" draw:id="id8" draw:layer="layout" svg:width="4.5cm" svg:height="2.29cm" svg:x="21.15cm" svg:y="15.41cm">
          <text:p text:style-name="P1"><text:span text:style-name="T1">Other</text:span></text:p>
          <text:p text:style-name="P1"><text:span text:style-name="T1">Syste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1" draw:id="id11" draw:layer="layout" svg:width="0.5cm" svg:height="0.5cm" svg:x="8.9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" draw:id="id2" draw:layer="layout" svg:width="0.5cm" svg:height="0.5cm" svg:x="8.9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5" draw:id="id5" draw:layer="layout" svg:width="0.5cm" svg:height="0.5cm" svg:x="17.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7" draw:id="id7" draw:layer="layout" svg:width="0.5cm" svg:height="0.5cm" svg:x="18.1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9" draw:id="id9" draw:layer="layout" svg:width="0.5cm" svg:height="0.5cm" svg:x="17.7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s" svg:x1="6.8cm" svg:y1="15.025cm" svg:x2="8.9cm" svg:y2="12.45cm" draw:start-shape="id1" draw:end-shape="id2" draw:end-glue-point="6" svg:d="m6800 15025h502l1097-2575h501" svg:viewBox="0 0 2101 2576">
          <text:p/>
        </draw:connector>
        <draw:connector draw:style-name="gr7" draw:text-style-name="P1" draw:layer="layout" draw:type="lines" svg:x1="6.8cm" svg:y1="18.175cm" svg:x2="8.9cm" svg:y2="12.45cm" draw:start-shape="id3" draw:start-glue-point="1" draw:end-shape="id2" draw:end-glue-point="6" svg:d="m6800 18175h502l1097-5725h501" svg:viewBox="0 0 2101 5726">
          <text:p/>
        </draw:connector>
        <draw:connector draw:style-name="gr8" draw:text-style-name="P1" draw:layer="layout" draw:type="lines" svg:x1="21.15cm" svg:y1="3.845cm" svg:x2="17.6cm" svg:y2="6.25cm" draw:start-shape="id4" draw:start-glue-point="3" draw:end-shape="id5" draw:end-glue-point="10" svg:d="m21150 3845h-501l-2547 2405h-502" svg:viewBox="0 0 3551 2406">
          <text:p/>
        </draw:connector>
        <draw:connector draw:style-name="gr8" draw:text-style-name="P1" draw:layer="layout" draw:type="lines" svg:x1="21.15cm" svg:y1="6.855cm" svg:x2="18.6cm" svg:y2="7.95cm" draw:start-shape="id6" draw:end-shape="id7" draw:end-glue-point="10" svg:d="m21150 6855h-501l-1547 1095h-502" svg:viewBox="0 0 2551 1096">
          <text:p/>
        </draw:connector>
        <draw:connector draw:style-name="gr8" draw:text-style-name="P1" draw:layer="layout" draw:type="lines" svg:x1="23.4cm" svg:y1="15.41cm" svg:x2="18.127cm" svg:y2="12.827cm" draw:start-shape="id8" draw:start-glue-point="0" draw:end-shape="id9" draw:end-glue-point="9" svg:d="m23400 15410v-501l-4698-2082h-575" svg:viewBox="0 0 5274 2584">
          <text:p/>
        </draw:connector>
        <draw:connector draw:style-name="gr7" draw:text-style-name="P1" draw:layer="layout" draw:type="lines" svg:x1="4.55cm" svg:y1="4.95cm" svg:x2="8.9cm" svg:y2="7.45cm" draw:start-shape="id10" draw:start-glue-point="2" draw:end-shape="id11" draw:end-glue-point="6" svg:d="m4550 4950v502l3849 1998h501" svg:viewBox="0 0 4351 2501">
          <text:p/>
        </draw:connector>
        <draw:frame draw:style-name="gr9" draw:text-style-name="P5" xml:id="id12" draw:id="id12" draw:layer="layout" svg:width="2.7cm" svg:height="1.361cm" svg:x="8.9cm" svg:y="1.6cm">
          <draw:text-box>
            <text:p text:style-name="P4"><text:span text:style-name="T2">internal </text:span></text:p>
            <text:p text:style-name="P1"><text:span text:style-name="T2">client port</text:span></text:p>
          </draw:text-box>
        </draw:frame>
        <draw:connector draw:style-name="gr10" draw:text-style-name="P1" draw:layer="layout" draw:type="curve" svg:x1="10.25cm" svg:y1="2.961cm" svg:x2="9.15cm" svg:y2="7.2cm" draw:start-shape="id12" draw:end-shape="id11" draw:end-glue-point="4" svg:d="m10250 2961c0 3178-1100 1059-1100 4239" svg:viewBox="0 0 1101 4240">
          <text:p/>
        </draw:connector>
        <draw:frame draw:style-name="gr9" draw:text-style-name="P5" xml:id="id13" draw:id="id13" draw:layer="layout" svg:width="2.7cm" svg:height="1.361cm" svg:x="9.3cm" svg:y="16.739cm">
          <draw:text-box>
            <text:p text:style-name="P4"><text:span text:style-name="T2">external </text:span></text:p>
            <text:p text:style-name="P1"><text:span text:style-name="T2">client port</text:span></text:p>
          </draw:text-box>
        </draw:frame>
        <draw:connector draw:style-name="gr10" draw:text-style-name="P1" draw:layer="layout" draw:type="curve" svg:x1="10.65cm" svg:y1="16.739cm" svg:x2="9.15cm" svg:y2="12.7cm" draw:start-shape="id13" draw:end-shape="id2" draw:end-glue-point="8" svg:d="m10650 16739c0-3027-1500-1008-1500-4039" svg:viewBox="0 0 1501 4040">
          <text:p/>
        </draw:connector>
        <draw:frame draw:style-name="gr9" draw:text-style-name="P5" xml:id="id14" draw:id="id14" draw:layer="layout" svg:width="3.4cm" svg:height="1.361cm" svg:x="15.7cm" svg:y="16.539cm">
          <draw:text-box>
            <text:p text:style-name="P4"><text:span text:style-name="T2">external </text:span></text:p>
            <text:p text:style-name="P1"><text:span text:style-name="T2">services port</text:span></text:p>
          </draw:text-box>
        </draw:frame>
        <draw:connector draw:style-name="gr11" draw:text-style-name="P1" draw:layer="layout" draw:type="curve" svg:x1="17.4cm" svg:y1="16.539cm" svg:x2="17.95cm" svg:y2="12.9cm" draw:start-shape="id14" draw:start-glue-point="0" draw:end-shape="id9" draw:end-glue-point="8" svg:d="m17400 16539c0-2727 550-908 550-3639" svg:viewBox="0 0 551 3640">
          <text:p/>
        </draw:connector>
        <draw:frame draw:style-name="gr9" draw:text-style-name="P5" xml:id="id15" draw:id="id15" draw:layer="layout" svg:width="3.1cm" svg:height="1.361cm" svg:x="16.4cm" svg:y="1.439cm">
          <draw:text-box>
            <text:p text:style-name="P4"><text:span text:style-name="T2">persistence </text:span></text:p>
            <text:p text:style-name="P1"><text:span text:style-name="T2">client ports</text:span></text:p>
          </draw:text-box>
        </draw:frame>
        <draw:connector draw:style-name="gr11" draw:text-style-name="P1" draw:layer="layout" draw:type="curve" svg:x1="17.95cm" svg:y1="2.8cm" svg:x2="17.35cm" svg:y2="6cm" draw:start-shape="id15" draw:start-glue-point="2" draw:end-shape="id5" draw:end-glue-point="4" svg:d="m17950 2800c0 2400-600 800-600 3200" svg:viewBox="0 0 601 3201">
          <text:p/>
        </draw:connector>
        <draw:connector draw:style-name="gr11" draw:text-style-name="P1" draw:layer="layout" draw:type="curve" svg:x1="17.95cm" svg:y1="2.8cm" svg:x2="18.35cm" svg:y2="7.7cm" draw:start-shape="id15" draw:start-glue-point="2" draw:end-shape="id7" draw:end-glue-point="4" svg:d="m17950 2800c0 3675 400 1225 400 4900" svg:viewBox="0 0 401 4901">
          <text:p/>
        </draw:connector>
      </draw:page>
      <draw:page draw:name="page2" draw:style-name="dp1" draw:master-page-name="Default">
        <draw:custom-shape draw:style-name="gr3" draw:text-style-name="P3" xml:id="id21" draw:id="id21" draw:layer="layout" svg:width="6cm" svg:height="1.3cm" svg:x="16.1cm" svg:y="6.9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1">Command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6" draw:id="id16" draw:layer="layout" svg:width="24.1cm" svg:height="1.3cm" svg:x="2cm" svg:y="1.2cm">
          <draw:glue-point draw:id="4" svg:x="2.717cm" svg:y="5cm" draw:escape-direction="down"/>
          <draw:glue-point draw:id="5" svg:x="1.639cm" svg:y="5cm" draw:escape-direction="down"/>
          <draw:glue-point draw:id="6" svg:x="-4.128cm" svg:y="5cm"/>
          <draw:glue-point draw:id="7" svg:x="-3.049cm" svg:y="5cm"/>
          <text:p text:style-name="P1"><text:span text:style-name="T1">client adapt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svg:x1="17.999cm" svg:y1="2.5cm" svg:x2="18cm" svg:y2="4.651cm" draw:start-shape="id16" draw:start-glue-point="5" draw:end-shape="id17" draw:end-glue-point="4" svg:d="m17999 2500v826h1v1325" svg:viewBox="0 0 2 2152">
          <text:p/>
        </draw:connector>
        <draw:connector draw:style-name="gr12" draw:text-style-name="P1" draw:layer="layout" svg:x1="20.6cm" svg:y1="4.651cm" svg:x2="20.597cm" svg:y2="2.5cm" draw:start-shape="id17" draw:start-glue-point="5" draw:end-shape="id16" draw:end-glue-point="4" svg:d="m20600 4651v-1325h-3v-826" svg:viewBox="0 0 4 2152">
          <text:p/>
        </draw:connector>
        <draw:custom-shape draw:style-name="gr13" draw:text-style-name="P2" xml:id="id17" draw:id="id17" draw:layer="layout" svg:width="8cm" svg:height="1.8cm" svg:x="15.1cm" svg:y="4.15cm">
          <draw:glue-point draw:id="4" svg:x="-1.375cm" svg:y="-2.222cm" draw:escape-direction="up"/>
          <draw:glue-point draw:id="5" svg:x="1.875cm" svg:y="-2.222cm" draw:escape-direction="up"/>
          <draw:glue-point draw:id="6" svg:x="-1.375cm" svg:y="2.222cm"/>
          <draw:glue-point draw:id="7" svg:x="1.875cm" svg:y="2.777cm" draw:escape-direction="down"/>
          <text:p text:style-name="P2"><text:span text:style-name="T1">Command Bus</text:span></text:p>
          <draw:enhanced-geometry svg:viewBox="0 0 21600 21600" draw:text-areas="?f5 ?f1 ?f6 ?f3" draw:type="left-right-arrow" draw:modifiers="2993.92575928009 5972.6818434203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layer="layout" svg:width="0.502cm" svg:height="0.962cm" svg:x="24.7cm" svg:y="6.5cm">
          <draw:text-box>
            <text:p/>
          </draw:text-box>
        </draw:frame>
        <draw:frame draw:style-name="gr15" draw:text-style-name="P7" draw:layer="layout" svg:width="2.674cm" svg:height="0.806cm" svg:x="16.7cm" svg:y="3.197cm">
          <draw:text-box>
            <text:p text:style-name="P6"><text:span text:style-name="T2">command</text:span></text:p>
          </draw:text-box>
        </draw:frame>
        <draw:frame draw:style-name="gr16" draw:text-style-name="P8" draw:layer="layout" svg:width="1.577cm" svg:height="0.806cm" svg:x="19.8cm" svg:y="3.197cm">
          <draw:text-box>
            <text:p><text:span text:style-name="T2">reply</text:span></text:p>
          </draw:text-box>
        </draw:frame>
        <draw:g xml:id="id22" draw:id="id22">
          <draw:glue-point draw:id="4" svg:x="-2.017cm" svg:y="-5cm" draw:escape-direction="up"/>
          <draw:glue-point draw:id="5" svg:x="2.543cm" svg:y="-5cm" draw:escape-direction="up"/>
          <draw:glue-point draw:id="6" svg:x="2.543cm" svg:y="5cm"/>
          <draw:glue-point draw:id="7" svg:x="-2.017cm" svg:y="5cm"/>
          <draw:glue-point draw:id="8" svg:x="-2.192cm" svg:y="5.004cm"/>
          <draw:g>
            <draw:custom-shape draw:style-name="gr17" draw:text-style-name="P1" draw:layer="layout" svg:width="5.7cm" svg:height="4.9cm" svg:x="16.3cm" svg:y="9.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8" draw:layer="layout" svg:width="4.583cm" svg:height="0.962cm" svg:x="16.859cm" svg:y="9.7cm">
              <draw:text-box>
                <text:p>Domain Model</text:p>
              </draw:text-box>
            </draw:frame>
          </draw:g>
          <draw:g>
            <draw:custom-shape draw:style-name="gr19" draw:text-style-name="P1" draw:layer="layout" svg:width="0.9cm" svg:height="0.9cm" svg:x="17.8cm" svg:y="10.8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0" draw:text-style-name="P1" xml:id="id18" draw:id="id18" draw:layer="layout" svg:width="0.9cm" svg:height="0.9cm" svg:x="19.6cm" svg:y="10.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0" draw:text-style-name="P1" xml:id="id20" draw:id="id20" draw:layer="layout" svg:width="0.9cm" svg:height="0.9cm" svg:x="17.8cm" svg:y="12.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1" draw:text-style-name="P1" xml:id="id19" draw:id="id19" draw:layer="layout" svg:width="0.9cm" svg:height="0.9cm" svg:x="19.6cm" svg:y="12.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22" draw:text-style-name="P1" draw:layer="layout" svg:x1="20.05cm" svg:y1="11.7cm" svg:x2="20.05cm" svg:y2="12.6cm" draw:start-shape="id18" draw:start-glue-point="2" draw:end-shape="id19" draw:end-glue-point="0" svg:d="m20050 11700v900" svg:viewBox="0 0 1 901">
              <text:p/>
            </draw:connector>
            <draw:connector draw:style-name="gr22" draw:text-style-name="P1" draw:layer="layout" svg:x1="19.6cm" svg:y1="13.05cm" svg:x2="18.7cm" svg:y2="13.05cm" draw:start-shape="id19" draw:start-glue-point="3" draw:end-shape="id20" draw:end-glue-point="1" svg:d="m19600 13050h-900" svg:viewBox="0 0 901 1">
              <text:p/>
            </draw:connector>
          </draw:g>
        </draw:g>
        <draw:connector draw:style-name="gr12" draw:text-style-name="P1" draw:layer="layout" svg:x1="18cm" svg:y1="5.449cm" svg:x2="18.001cm" svg:y2="6.9cm" draw:start-shape="id17" draw:start-glue-point="6" draw:end-shape="id21" draw:end-glue-point="4" svg:d="m18000 5449v977h1v474" svg:viewBox="0 0 2 1452">
          <text:p/>
        </draw:connector>
        <draw:connector draw:style-name="gr12" draw:text-style-name="P1" draw:layer="layout" svg:x1="20.6cm" svg:y1="6.9cm" svg:x2="20.6cm" svg:y2="5.549cm" draw:start-shape="id21" draw:start-glue-point="5" draw:end-shape="id17" draw:end-glue-point="7" svg:d="m20600 6900v-1351" svg:viewBox="0 0 1 1352">
          <text:p/>
        </draw:connector>
        <draw:connector draw:style-name="gr12" draw:text-style-name="P1" draw:layer="layout" svg:x1="18.001cm" svg:y1="8.2cm" svg:x2="18.001cm" svg:y2="9.7cm" draw:start-shape="id21" draw:start-glue-point="6" draw:end-shape="id22" draw:end-glue-point="4" svg:d="m18001 8200v1500" svg:viewBox="0 0 1 1501">
          <text:p/>
        </draw:connector>
        <draw:connector draw:style-name="gr12" draw:text-style-name="P1" draw:layer="layout" svg:x1="20.599cm" svg:y1="9.7cm" svg:x2="20.6cm" svg:y2="8.2cm" draw:start-shape="id22" draw:start-glue-point="5" draw:end-shape="id21" draw:end-glue-point="7" svg:d="m20599 9700v-749h1v-751" svg:viewBox="0 0 2 1501">
          <text:p/>
        </draw:connector>
        <draw:custom-shape draw:style-name="gr3" draw:text-style-name="P3" xml:id="id23" draw:id="id23" draw:layer="layout" svg:width="6cm" svg:height="1.3cm" svg:x="16.1cm" svg:y="16.1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1">Reposito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svg:x1="20.6cm" svg:y1="16.1cm" svg:x2="20.599cm" svg:y2="14.6cm" draw:start-shape="id23" draw:start-glue-point="5" draw:end-shape="id22" draw:end-glue-point="6" svg:d="m20600 16100v-749h-1v-751" svg:viewBox="0 0 2 1501">
          <text:p/>
        </draw:connector>
        <draw:connector draw:style-name="gr12" draw:text-style-name="P1" draw:layer="layout" svg:x1="18.001cm" svg:y1="14.6cm" svg:x2="18.001cm" svg:y2="16.1cm" draw:start-shape="id22" draw:start-glue-point="7" draw:end-shape="id23" draw:end-glue-point="4" svg:d="m18001 14600v1500" svg:viewBox="0 0 1 1501">
          <text:p/>
        </draw:connector>
        <draw:connector draw:style-name="gr12" draw:text-style-name="P1" draw:layer="layout" svg:x1="22.887cm" svg:y1="18.503cm" svg:x2="23.998cm" svg:y2="18.5cm" draw:start-shape="id24" draw:start-glue-point="1" draw:end-shape="id25" draw:end-glue-point="6" svg:d="m22887 18503h555v-3h556" svg:viewBox="0 0 1112 4">
          <text:p/>
        </draw:connector>
        <draw:g>
          <draw:custom-shape draw:style-name="gr6" draw:text-style-name="P1" xml:id="id25" draw:id="id25" draw:layer="layout" svg:width="2.3cm" svg:height="2.4cm" svg:x="23.998cm" svg:y="17.3cm">
            <draw:glue-point draw:id="9" svg:x="-5.004cm" svg:y="5.008cm"/>
            <draw:glue-point draw:id="10" svg:x="-5.004cm" svg:y="5.008cm"/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8" draw:text-style-name="P7" draw:layer="layout" svg:width="3.097cm" svg:height="0.806cm" svg:x="23.6cm" svg:y="19.694cm">
            <draw:text-box>
              <text:p text:style-name="P6"><text:span text:style-name="T2">Event Store</text:span></text:p>
            </draw:text-box>
          </draw:frame>
        </draw:g>
        <draw:custom-shape draw:style-name="gr13" draw:text-style-name="P2" xml:id="id27" draw:id="id27" draw:layer="layout" svg:width="13.1cm" svg:height="1.8cm" svg:x="2.1cm" svg:y="15.8cm">
          <draw:glue-point draw:id="4" svg:x="-2.633cm" svg:y="-2.222cm" draw:escape-direction="up"/>
          <draw:glue-point draw:id="5" svg:x="3.091cm" svg:y="-2.222cm" draw:escape-direction="up"/>
          <draw:glue-point draw:id="6" svg:x="-0.038cm" svg:y="-2.222cm"/>
          <draw:glue-point draw:id="7" svg:x="-0.038cm" svg:y="2.222cm" draw:escape-direction="down"/>
          <text:p text:style-name="P2"><text:span text:style-name="T1">Event Bus</text:span></text:p>
          <draw:enhanced-geometry svg:viewBox="0 0 21600 21600" draw:text-areas="?f5 ?f1 ?f6 ?f3" draw:type="left-right-arrow" draw:modifiers="2339.54659949622 6128.59522487507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23" draw:text-style-name="P1" draw:layer="layout" svg:x1="18.001cm" svg:y1="17.4cm" svg:x2="16.393cm" svg:y2="18.597cm" draw:start-shape="id23" draw:start-glue-point="6" draw:end-shape="id26" draw:end-glue-point="1" svg:d="m18001 17400v1197h-1608" svg:viewBox="0 0 1609 1198">
          <text:p/>
        </draw:connector>
        <draw:custom-shape draw:style-name="gr2" draw:text-style-name="P3" xml:id="id28" draw:id="id28" draw:layer="layout" svg:width="6cm" svg:height="1.3cm" svg:x="9.7cm" svg:y="12.9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1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svg:x1="12.699cm" svg:y1="16.301cm" svg:x2="12.7cm" svg:y2="14.2cm" draw:start-shape="id27" draw:start-glue-point="5" draw:end-shape="id28" draw:end-glue-point="2" svg:d="m12699 16301v-1300h1v-801" svg:viewBox="0 0 2 2102">
          <text:p/>
        </draw:connector>
        <draw:connector draw:style-name="gr12" draw:text-style-name="P1" draw:layer="layout" svg:x1="12.7cm" svg:y1="12.9cm" svg:x2="16.1cm" svg:y2="7.55cm" draw:start-shape="id28" draw:start-glue-point="0" draw:end-shape="id21" draw:end-glue-point="3" svg:d="m12700 12900v-5350h3400" svg:viewBox="0 0 3401 5351">
          <text:p/>
        </draw:connector>
        <draw:frame draw:style-name="gr18" draw:text-style-name="P7" xml:id="id26" draw:id="id26" draw:layer="layout" svg:width="1.967cm" svg:height="0.806cm" svg:x="14.426cm" svg:y="18.194cm">
          <draw:text-box>
            <text:p text:style-name="P6"><text:span text:style-name="T2">events</text:span></text:p>
          </draw:text-box>
        </draw:frame>
        <draw:frame draw:style-name="gr15" draw:text-style-name="P7" draw:layer="layout" svg:width="1.967cm" svg:height="0.806cm" svg:x="11.72cm" svg:y="14.9cm">
          <draw:text-box>
            <text:p text:style-name="P6"><text:span text:style-name="T2">events</text:span></text:p>
          </draw:text-box>
        </draw:frame>
        <draw:connector draw:style-name="gr12" draw:text-style-name="P1" draw:layer="layout" svg:x1="14.426cm" svg:y1="18.597cm" svg:x2="8.601cm" svg:y2="17.099cm" draw:start-shape="id26" draw:start-glue-point="3" draw:end-shape="id27" draw:end-glue-point="7" svg:d="m14426 18597h-5825v-1498" svg:viewBox="0 0 5826 1499">
          <text:p/>
        </draw:connector>
        <draw:frame draw:style-name="gr18" draw:text-style-name="P7" xml:id="id24" draw:id="id24" draw:layer="layout" svg:width="1.967cm" svg:height="0.806cm" svg:x="20.92cm" svg:y="18.1cm">
          <draw:text-box>
            <text:p text:style-name="P6"><text:span text:style-name="T2">events</text:span></text:p>
          </draw:text-box>
        </draw:frame>
        <draw:connector draw:style-name="gr24" draw:text-style-name="P1" draw:layer="layout" svg:x1="20.6cm" svg:y1="17.4cm" svg:x2="20.92cm" svg:y2="18.503cm" draw:start-shape="id23" draw:start-glue-point="7" draw:end-shape="id24" draw:end-glue-point="3" svg:d="m20600 17400v1103h320" svg:viewBox="0 0 321 1104">
          <text:p/>
        </draw:connector>
        <draw:custom-shape draw:style-name="gr2" draw:text-style-name="P3" draw:layer="layout" svg:width="6cm" svg:height="1.3cm" svg:x="1.8cm" svg:y="12.5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1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6cm" svg:height="1.3cm" svg:x="2cm" svg:y="12.7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1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9" draw:id="id29" draw:layer="layout" svg:width="6cm" svg:height="1.3cm" svg:x="2.2cm" svg:y="12.9cm">
          <draw:glue-point draw:id="4" svg:x="-1.833cm" svg:y="-5cm"/>
          <draw:glue-point draw:id="5" svg:x="2.333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1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svg:x1="5.201cm" svg:y1="16.301cm" svg:x2="5.2cm" svg:y2="14.2cm" draw:start-shape="id27" draw:start-glue-point="4" draw:end-shape="id29" svg:d="m5201 16301v-1300h-1v-801" svg:viewBox="0 0 2 2102">
          <text:p/>
        </draw:connector>
        <draw:frame draw:style-name="gr15" draw:text-style-name="P7" draw:layer="layout" svg:width="1.967cm" svg:height="0.806cm" svg:x="4.233cm" svg:y="14.994cm">
          <draw:text-box>
            <text:p text:style-name="P6"><text:span text:style-name="T2">events</text:span></text:p>
          </draw:text-box>
        </draw:frame>
        <draw:custom-shape draw:style-name="gr6" draw:text-style-name="P1" xml:id="id30" draw:id="id30" draw:layer="layout" svg:width="1.8cm" svg:height="1.725cm" svg:x="3.2cm" svg:y="8.7cm">
          <draw:glue-point draw:id="9" svg:x="-5.004cm" svg:y="5.008cm"/>
          <draw:glue-point draw:id="10" svg:x="-5.004cm" svg:y="5.008cm"/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8" draw:text-style-name="P7" draw:layer="layout" svg:width="2.627cm" svg:height="0.806cm" svg:x="0.873cm" svg:y="9.359cm">
          <draw:text-box>
            <text:p text:style-name="P1"><text:span text:style-name="T2">Database</text:span></text:p>
          </draw:text-box>
        </draw:frame>
        <draw:connector draw:style-name="gr12" draw:text-style-name="P1" draw:layer="layout" svg:x1="4.101cm" svg:y1="12.9cm" svg:x2="4.1cm" svg:y2="10.425cm" draw:start-shape="id29" draw:start-glue-point="4" draw:end-shape="id30" draw:end-glue-point="7" svg:d="m4101 12900v-1237h-1v-1238" svg:viewBox="0 0 2 2476">
          <text:p/>
        </draw:connector>
        <draw:connector draw:style-name="gr12" draw:text-style-name="P1" draw:layer="layout" svg:x1="4.1cm" svg:y1="8.7cm" svg:x2="4.101cm" svg:y2="5.7cm" draw:start-shape="id30" draw:start-glue-point="5" draw:end-shape="id31" draw:end-glue-point="6" svg:d="m4100 8700v-1500h1v-1500" svg:viewBox="0 0 2 3001">
          <text:p/>
        </draw:connector>
        <draw:frame draw:style-name="gr15" draw:text-style-name="P7" draw:layer="layout" svg:width="1.137cm" svg:height="0.806cm" svg:x="3.463cm" svg:y="7cm">
          <draw:text-box>
            <text:p text:style-name="P6"><text:span text:style-name="T2">sql</text:span></text:p>
          </draw:text-box>
        </draw:frame>
        <draw:connector draw:style-name="gr12" draw:text-style-name="P1" draw:layer="layout" svg:x1="4.102cm" svg:y1="2.5cm" svg:x2="4.101cm" svg:y2="4.4cm" draw:start-shape="id16" draw:start-glue-point="6" draw:end-shape="id31" draw:end-glue-point="4" svg:d="m4102 2500v951h-1v949" svg:viewBox="0 0 2 1901">
          <text:p/>
        </draw:connector>
        <draw:custom-shape draw:style-name="gr3" draw:text-style-name="P3" draw:layer="layout" svg:width="6cm" svg:height="1.3cm" svg:x="16.1cm" svg:y="6.9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1">Command Handl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1" draw:id="id31" draw:layer="layout" svg:width="6cm" svg:height="1.3cm" svg:x="2.2cm" svg:y="4.4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1">Thin Data Lay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svg:x1="6.7cm" svg:y1="4.4cm" svg:x2="6.702cm" svg:y2="2.5cm" draw:start-shape="id31" draw:start-glue-point="5" draw:end-shape="id16" draw:end-glue-point="7" svg:d="m6700 4400v-949h2v-951" svg:viewBox="0 0 3 1901">
          <text:p/>
        </draw:connector>
        <draw:frame draw:style-name="gr25" draw:text-style-name="P7" draw:layer="layout" svg:width="1.137cm" svg:height="0.806cm" svg:x="3.463cm" svg:y="11.294cm">
          <draw:text-box>
            <text:p text:style-name="P6"><text:span text:style-name="T2">sql</text:span></text:p>
          </draw:text-box>
        </draw:frame>
        <draw:frame draw:style-name="gr15" draw:text-style-name="P7" draw:layer="layout" svg:width="1.742cm" svg:height="0.806cm" svg:x="3.2cm" svg:y="3.197cm">
          <draw:text-box>
            <text:p text:style-name="P6"><text:span text:style-name="T2">query</text:span></text:p>
          </draw:text-box>
        </draw:frame>
        <draw:frame draw:style-name="gr15" draw:text-style-name="P7" draw:layer="layout" svg:width="1.789cm" svg:height="0.806cm" svg:x="5.858cm" svg:y="3.197cm">
          <draw:text-box>
            <text:p text:style-name="P6"><text:span text:style-name="T2">DTOs</text:span></text:p>
          </draw:text-box>
        </draw:frame>
        <draw:frame draw:style-name="gr26" draw:text-style-name="P1" xml:id="id32" draw:id="id32" draw:layer="layout" svg:width="1.8cm" svg:height="1.3cm" svg:x="5.7cm" svg:y="8.9cm">
          <draw:image xlink:href="Pictures/1000020100000240000002565FF1A4DC.png" xlink:type="simple" xlink:show="embed" xlink:actuate="onLoad">
            <text:p/>
          </draw:image>
        </draw:frame>
        <draw:connector draw:style-name="gr12" draw:text-style-name="P1" draw:layer="layout" svg:x1="6.599cm" svg:y1="12.9cm" svg:x2="6.6cm" svg:y2="10.2cm" draw:start-shape="id29" draw:start-glue-point="5" draw:end-shape="id32" draw:end-glue-point="2" svg:d="m6599 12900v-1350h1v-1350" svg:viewBox="0 0 2 2701">
          <text:p/>
        </draw:connector>
        <draw:frame draw:style-name="gr25" draw:text-style-name="P7" draw:layer="layout" svg:width="1.683cm" svg:height="0.806cm" svg:x="6cm" svg:y="11.2cm">
          <draw:text-box>
            <text:p text:style-name="P6"><text:span text:style-name="T2">email</text:span></text:p>
          </draw:text-box>
        </draw:frame>
        <draw:frame draw:style-name="gr18" draw:text-style-name="P7" draw:layer="layout" svg:width="2.898cm" svg:height="0.806cm" svg:x="7.5cm" svg:y="9.294cm">
          <draw:text-box>
            <text:p text:style-name="P1"><text:span text:style-name="T2">Messag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en" fo:country="CA" style:font-family-asian="'Liberation Sans'" style:font-family-generic-asian="system" style:font-pitch-asian="variable" style:font-size-asian="24pt" style:language-asian="zh" style:country-asian="CN" style:font-family-complex="'Liberation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Liberation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Liberation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lson Loyola</meta:initial-creator>
    <meta:creation-date>2013-05-01T10:52:49</meta:creation-date>
    <dc:date>2013-05-01T14:57:15</dc:date>
    <dc:creator>Nelson Loyola</dc:creator>
    <meta:editing-duration>PT1H39M13S</meta:editing-duration>
    <meta:editing-cycles>6</meta:editing-cycles>
    <meta:generator>LibreOffice/4.0.2.2$Linux_X86_64 LibreOffice_project/400m0$Build-2</meta:generator>
    <meta:document-statistic meta:object-count="90"/>
  </office:meta>
</office:document-meta>
</file>